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P2" style:family="paragraph" style:parent-style-name="Standard">
      <style:paragraph-properties fo:margin-left="0cm" fo:margin-right="0cm" fo:margin-top="0cm" fo:margin-bottom="0cm" loext:contextual-spacing="false" fo:orphans="2" fo:widows="2" fo:text-indent="0cm" style:auto-text-indent="false"/>
      <style:text-properties fo:color="#000000" style:font-name="Liberation Serif" fo:font-size="12pt" style:font-size-asian="12pt" style:font-size-complex="12pt"/>
    </style:style>
    <style:style style:name="P3"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P4" style:family="paragraph" style:parent-style-name="Text_20_body">
      <style:text-properties officeooo:paragraph-rsid="00286861"/>
    </style:style>
    <style:style style:name="P5" style:family="paragraph" style:parent-style-name="Text_20_body">
      <style:text-properties officeooo:paragraph-rsid="0029dbb1"/>
    </style:style>
    <style:style style:name="P6" style:family="paragraph" style:parent-style-name="Text_20_body">
      <style:text-properties fo:font-weight="bold" officeooo:paragraph-rsid="0029dbb1" style:font-weight-asian="bold" style:font-weight-complex="bold"/>
    </style:style>
    <style:style style:name="P7" style:family="paragraph" style:parent-style-name="Text_20_body">
      <style:text-properties fo:font-weight="bold" officeooo:paragraph-rsid="002ff489" style:font-weight-asian="bold" style:font-weight-complex="bold"/>
    </style:style>
    <style:style style:name="P8" style:family="paragraph" style:parent-style-name="Text_20_body">
      <style:text-properties officeooo:paragraph-rsid="002b3acf"/>
    </style:style>
    <style:style style:name="P9" style:family="paragraph" style:parent-style-name="Text_20_body">
      <style:text-properties officeooo:paragraph-rsid="002cc63d"/>
    </style:style>
    <style:style style:name="P10" style:family="paragraph" style:parent-style-name="Text_20_body">
      <style:text-properties officeooo:paragraph-rsid="002ff489"/>
    </style:style>
    <style:style style:name="P11" style:family="paragraph" style:parent-style-name="Text_20_body">
      <style:text-properties officeooo:paragraph-rsid="0034ae30"/>
    </style:style>
    <style:style style:name="P12" style:family="paragraph" style:parent-style-name="Text_20_body">
      <style:text-properties officeooo:paragraph-rsid="0035e888"/>
    </style:style>
    <style:style style:name="P13" style:family="paragraph" style:parent-style-name="Text_20_body">
      <style:paragraph-properties fo:margin-left="0cm" fo:margin-right="0cm" fo:margin-top="0cm" fo:margin-bottom="0cm" loext:contextual-spacing="false" fo:text-indent="0cm" style:auto-text-indent="false"/>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Liberation Serif" fo:font-size="12pt" style:font-size-asian="12pt" style:font-size-complex="12pt"/>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Liberation Serif" fo:font-size="12pt" style:font-size-asian="12pt" style:font-size-complex="12pt"/>
    </style:style>
    <style:style style:name="P19" style:family="paragraph" style:parent-style-name="Heading_20_1">
      <style:paragraph-properties fo:text-align="center" style:justify-single-word="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P20" style:family="paragraph" style:parent-style-name="Heading_20_3">
      <style:text-properties fo:color="#000000" style:font-name="Liberation Serif" fo:font-size="12pt" fo:font-weight="bold" style:font-size-asian="12pt" style:font-weight-asian="bold" style:font-size-complex="12pt" style:font-weight-complex="bold"/>
    </style:style>
    <style:style style:name="P21" style:family="paragraph" style:parent-style-name="Heading_20_3">
      <style:paragraph-properties fo:margin-left="0cm" fo:margin-right="0cm" fo:margin-top="0cm" fo:margin-bottom="0cm" loext:contextual-spacing="false" fo:line-height="140%" fo:text-indent="0cm" style:auto-text-indent="false" fo:padding="0cm" fo:border="none"/>
      <style:text-properties fo:color="#000000" style:font-name="Liberation Serif" fo:font-size="12pt" fo:font-weight="normal" style:font-size-asian="12pt" style:font-size-complex="12pt" loext:padding="0cm" loext:border="none"/>
    </style:style>
    <style:style style:name="P22" style:family="paragraph" style:parent-style-name="Heading_20_3">
      <style:paragraph-properties fo:margin-left="0cm" fo:margin-right="0cm" fo:margin-top="0cm" fo:margin-bottom="0cm" loext:contextual-spacing="false" fo:line-height="140%" fo:text-indent="0cm" style:auto-text-indent="false" fo:padding="0cm" fo:border="none"/>
      <style:text-properties fo:color="#000000" style:font-name="Liberation Serif" fo:font-size="12pt" fo:font-weight="bold" style:font-size-asian="12pt" style:font-weight-asian="bold" style:font-size-complex="12pt" style:font-weight-complex="bold" loext:padding="0cm" loext:border="none"/>
    </style:style>
    <style:style style:name="P23" style:family="paragraph" style:parent-style-name="Heading_20_2">
      <style:paragraph-properties fo:text-align="justify" style:justify-single-word="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P24"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1" style:family="text">
      <style:text-properties fo:background-color="transparent" loext:char-shading-value="0"/>
    </style:style>
    <style:style style:name="T2" style:family="text">
      <style:text-properties loext:padding="0cm" loext:border="none"/>
    </style:style>
    <style:style style:name="T3" style:family="text">
      <style:text-properties fo:font-weight="bold" style:font-weight-asian="bold" style:font-weight-complex="bold"/>
    </style:style>
    <style:style style:name="T4"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5" style:family="text">
      <style:text-properties fo:font-variant="normal" fo:text-transform="none" style:font-name="Liberation Serif" fo:font-size="12pt" fo:letter-spacing="normal" fo:font-style="normal" fo:font-weight="normal" fo:background-color="#ff4500" loext:char-shading-value="0" style:font-size-asian="12pt" style:font-size-complex="12pt" loext:padding="0cm" loext:border="none"/>
    </style:style>
    <style:style style:name="T6"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loext:padding="0cm" loext:border="none"/>
    </style:style>
    <style:style style:name="T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fo:background-color="#ff4500" loext:char-shading-value="0" style:font-size-asian="12pt" style:font-size-complex="12pt" loext:padding="0cm" loext:border="none"/>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1" style:family="text">
      <style:text-properties fo:font-variant="normal" fo:text-transform="none" fo:color="#000000" style:font-name="Liberation Serif" fo:font-size="12pt" fo:letter-spacing="normal" fo:font-style="normal" fo:font-weight="normal" fo:background-color="#fff200" loext:char-shading-value="0"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fo:font-weight="normal" fo:background-color="#ff4500" loext:char-shading-value="0" style:font-size-asian="12pt" style:font-size-complex="12pt" loext:padding="0cm" loext:border="none"/>
    </style:style>
    <style:style style:name="T13" style:family="text">
      <style:text-properties fo:font-variant="normal" fo:text-transform="none" fo:color="#000000" style:font-name="Liberation Serif" fo:font-size="12pt" fo:letter-spacing="normal" fo:font-style="normal" fo:font-weight="normal" fo:background-color="#ff4500" loext:char-shading-value="0" style:font-size-asian="12pt" style:font-size-complex="12pt" loext:padding="0cm" loext:border="none"/>
    </style:style>
    <style:style style:name="T14" style:family="text">
      <style:text-properties fo:font-variant="normal" fo:text-transform="none" fo:color="#000000" style:font-name="Liberation Serif" fo:font-size="12pt" fo:letter-spacing="normal" fo:font-style="normal" fo:font-weight="normal" fo:background-color="#00ffff" loext:char-shading-value="0" style:font-size-asian="12pt" style:font-size-complex="12pt" loext:padding="0cm" loext:border="none"/>
    </style:style>
    <style:style style:name="T15" style:family="text">
      <style:text-properties fo:font-variant="normal" fo:text-transform="none" fo:color="#000000" style:font-name="Liberation Serif" fo:font-size="12pt" fo:letter-spacing="normal" fo:font-style="normal" fo:font-weight="normal" fo:background-color="#00ffff" loext:char-shading-value="0" style:font-size-asian="12pt" style:font-size-complex="12pt" loext:padding="0cm" loext:border="none"/>
    </style:style>
    <style:style style:name="T16"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17"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18" style:family="text">
      <style:text-properties fo:font-variant="normal" fo:text-transform="none" fo:color="#000000" style:font-name="Liberation Serif" fo:font-size="12pt" fo:letter-spacing="normal" fo:font-style="normal" fo:font-weight="bold" fo:background-color="#fff200" loext:char-shading-value="0" style:font-size-asian="12pt" style:font-size-complex="12pt" loext:padding="0cm" loext:border="none"/>
    </style:style>
    <style:style style:name="T19" style:family="text">
      <style:text-properties fo:font-variant="normal" fo:text-transform="none" fo:color="#000000" style:font-name="Liberation Serif" fo:font-size="12pt" fo:letter-spacing="normal" fo:font-style="normal" fo:font-weight="bold" fo:background-color="#ff4500" loext:char-shading-value="0" style:font-size-asian="12pt" style:font-size-complex="12pt" loext:padding="0cm" loext:border="none"/>
    </style:style>
    <style:style style:name="T20" style:family="text">
      <style:text-properties fo:font-variant="normal" fo:text-transform="none" fo:color="#000000" style:font-name="Liberation Serif" fo:font-size="12pt" fo:letter-spacing="normal" fo:font-style="normal" style:font-size-asian="12pt" style:font-size-complex="12pt" loext:padding="0cm" loext:border="none"/>
    </style:style>
    <style:style style:name="T21" style:family="text">
      <style:text-properties fo:font-variant="normal" fo:text-transform="none" fo:color="#000000" style:font-name="Liberation Serif" fo:font-size="12pt" fo:letter-spacing="normal" fo:background-color="#fff200" loext:char-shading-value="0" style:font-size-asian="12pt" style:font-size-complex="12pt" loext:padding="0cm" loext:border="none"/>
    </style:style>
    <style:style style:name="T22" style:family="text">
      <style:text-properties fo:font-variant="normal" fo:text-transform="none" fo:color="#000000" style:font-name="Liberation Serif" fo:font-size="12pt" fo:letter-spacing="normal" fo:font-weight="normal" style:font-size-asian="12pt" style:font-size-complex="12pt" loext:padding="0cm" loext:border="none"/>
    </style:style>
    <style:style style:name="T23" style:family="text">
      <style:text-properties fo:font-variant="normal" fo:text-transform="none" fo:color="#000000" style:font-name="Liberation Serif" fo:font-size="12pt" fo:letter-spacing="normal" fo:font-weight="normal" fo:background-color="#ff4500" loext:char-shading-value="0" style:font-size-asian="12pt" style:font-size-complex="12pt" loext:padding="0cm" loext:border="none"/>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200" loext:char-shading-value="0" style:font-size-asian="12pt" style:font-size-complex="12pt" loext:padding="0cm" loext:border="none"/>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4500" loext:char-shading-value="0" style:font-size-asian="12pt" style:font-size-complex="12pt" loext:padding="0cm" loext:border="none"/>
    </style:style>
    <style:style style:name="T27" style:family="text">
      <style:text-properties fo:font-variant="normal" fo:text-transform="none" fo:letter-spacing="normal" fo:font-style="normal" fo:font-weight="normal" loext:padding="0cm" loext:border="none"/>
    </style:style>
    <style:style style:name="T28" style:family="text">
      <style:text-properties fo:font-variant="normal" fo:text-transform="none" fo:letter-spacing="normal" fo:font-style="normal" fo:font-weight="normal" fo:background-color="#ff4500" loext:char-shading-value="0" loext:padding="0cm" loext:border="none"/>
    </style:style>
    <style:style style:name="T29" style:family="text">
      <style:text-properties fo:font-variant="normal" fo:text-transform="none" fo:letter-spacing="normal" fo:font-style="normal" loext:padding="0cm" loext:border="none"/>
    </style:style>
    <style:style style:name="T30" style:family="text">
      <style:text-properties fo:font-variant="normal" fo:text-transform="none" fo:letter-spacing="normal" fo:font-weight="normal" loext:padding="0cm" loext:border="none"/>
    </style:style>
    <style:style style:name="T31" style:family="text">
      <style:text-properties fo:font-variant="normal" fo:text-transform="none" style:font-name="NexusSerif" fo:font-size="13.5pt" fo:letter-spacing="normal" fo:font-style="normal" fo:font-weight="normal" style:font-size-asian="12pt" style:font-size-complex="12pt" loext:padding="0cm" loext:border="none"/>
    </style:style>
    <style:style style:name="T32" style:family="text">
      <style:text-properties fo:font-variant="normal" fo:text-transform="none" fo:font-size="9.75pt" fo:letter-spacing="normal" fo:font-style="normal" fo:font-weight="normal" loext:padding="0cm" loext:border="none"/>
    </style:style>
    <style:style style:name="T33" style:family="text">
      <style:text-properties style:font-name="Liberation Serif" fo:font-size="12pt" style:font-size-asian="12pt" style:font-size-complex="12pt" loext:padding="0cm" loext:border="none"/>
    </style:style>
    <style:style style:name="T34" style:family="text">
      <style:text-properties fo:color="#000000" style:font-name="Liberation Serif" fo:font-size="12pt" style:font-size-asian="12pt" style:font-size-complex="12pt" loext:padding="0cm" loext:border="none"/>
    </style:style>
    <style:style style:name="T35" style:family="text">
      <style:text-properties fo:color="#000000" style:font-name="Liberation Serif" fo:font-size="12pt" style:text-underline-style="solid" style:text-underline-width="auto" style:text-underline-color="font-color" fo:background-color="transparent" loext:char-shading-value="0" style:font-size-asian="12pt" style:font-size-complex="12pt" loext:padding="0cm" loext:border="none"/>
    </style:style>
    <style:style style:name="T36" style:family="text">
      <style:text-properties fo:color="#000000" style:text-line-through-style="none" style:text-line-through-type="none" style:font-name="Liberation Serif" fo:font-size="12pt" style:text-underline-style="none" style:text-blinking="false" fo:background-color="transparent" loext:char-shading-value="0" style:font-size-asian="12pt" style:font-size-complex="12pt" loext:padding="0cm" loext:border="none"/>
    </style:style>
    <style:style style:name="T37" style:family="text">
      <style:text-properties fo:background-color="#00ffff" loext:char-shading-value="0"/>
    </style:style>
    <style:style style:name="T38" style:family="text">
      <style:text-properties fo:background-color="#00ffff"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0cm" svg:width="0.041cm" draw:z-index="0">
        <draw:text-box fo:min-height="0.041cm">
          <text:p text:style-name="P13"><text:span text:style-name="T2">F¯pags.</text:span></text:p>
        </draw:text-box>
      </draw:frame>
      <text:h text:style-name="P19" text:outline-level="1"><text:bookmark text:name="screen-reader-main-title"/>El impacto del genotipado de diferentes grupos de animales en la precisión al pasar de la selección tradicional a la genómica</text:h>
      <text:p text:style-name="P3"/>
      <text:h text:style-name="P23" text:outline-level="2">Introducción</text:h>
      <text:p text:style-name="P16"><text:bookmark text:name="par0005"/><text:a xlink:type="simple" xlink:href="https://www.sciencedirect.com/topics/agricultural-and-biological-sciences/marker-assisted-selection" text:style-name="Internet_20_link" text:visited-style-name="Visited_20_Internet_20_Link"><text:span text:style-name="T7">La selección genómica</text:span></text:a><text:span text:style-name="T10"> ( </text:span><text:span text:style-name="Strong_20_Emphasis"><text:span text:style-name="T16">GS </text:span></text:span><text:span text:style-name="T10">) utiliza matrices densas de marcadores SNP. Se supone que estos marcadores están en desequilibrio de </text:span><text:a xlink:type="simple" xlink:href="https://www.sciencedirect.com/topics/agricultural-and-biological-sciences/linkage-disequilibrium" text:style-name="Internet_20_link" text:visited-style-name="Visited_20_Internet_20_Link"><text:span text:style-name="T7">ligamiento</text:span></text:a><text:span text:style-name="T10"> ( </text:span><text:span text:style-name="Strong_20_Emphasis"><text:span text:style-name="T16">LD</text:span></text:span><text:span text:style-name="T10"> ) con QTL (</text:span><text:a xlink:type="simple" xlink:href="https://www.sciencedirect.com/science/article/pii/S0022030212005589#bib0140" office:name="bbib0140" text:style-name="Internet_20_link" text:visited-style-name="Visited_20_Internet_20_Link"><text:span text:style-name="T24"> Meuwissen et al., 2001</text:span></text:a><text:span text:style-name="T10"> ), lo que permite estimar sus efectos. Para estimar los efectos del marcador SNP, GS requiere un conjunto de animales con genotipo y fenotipo, una población de referencia que se utiliza para evaluar animales con genotipo sin información fenotípica.</text:span></text:p>
      <text:p text:style-name="P16"><text:span text:style-name="T10"/></text:p>
      <text:p text:style-name="P16"><text:span text:style-name="T10">Otro enfoque para evaluar animales sin estimar explícitamente los efectos de los marcadores SNP es usar marcadores SNP para estimar las relaciones entre animales. </text:span><text:span text:style-name="T11">Las relaciones genómicas pueden capturar el muestreo mendeliano y revelar vínculos entre animales que aparentemente no están relacionados a través del pedigrí. Así, las relaciones genómicas son más precisas, mejorando la conexión entre los animales de una población de referencia y los animales evaluados. Esta mayor conectividad reduce el sesgo y, por lo tanto, mejora la evaluación genética ( </text:span><text:a xlink:type="simple" xlink:href="https://www.sciencedirect.com/science/article/pii/S0022030212005589#bib0110" office:name="bbib0110" text:style-name="Internet_20_link" text:visited-style-name="Visited_20_Internet_20_Link"><text:span text:style-name="T25">Kennedy, 1981</text:span></text:a><text:span text:style-name="T11"> )</text:span><text:span text:style-name="T10">.</text:span></text:p>
      <text:p text:style-name="P16"><text:span text:style-name="T10"/></text:p>
      <text:p text:style-name="P16"><text:span text:style-name="T10">Basándose en tales relaciones genómicas, se puede crear una matriz de relaciones genómicas ( </text:span><text:span text:style-name="Strong_20_Emphasis"><text:span text:style-name="T16">G</text:span></text:span><text:span text:style-name="T10"> ) utilizando varios métodos (p. ej., </text:span><text:a xlink:type="simple" xlink:href="https://www.sciencedirect.com/science/article/pii/S0022030212005589#bib0165" office:name="bbib0165" text:style-name="Internet_20_link" text:visited-style-name="Visited_20_Internet_20_Link"><text:span text:style-name="T24">Nejati-Javaremi et al., 1997</text:span></text:a><text:span text:style-name="T10"> ; </text:span><text:a xlink:type="simple" xlink:href="https://www.sciencedirect.com/science/article/pii/S0022030212005589#bib0200" office:name="bbib0200" text:style-name="Internet_20_link" text:visited-style-name="Visited_20_Internet_20_Link"><text:span text:style-name="T24">VanRaden, 2008</text:span></text:a><text:span text:style-name="T10"> ; </text:span><text:a xlink:type="simple" xlink:href="https://www.sciencedirect.com/science/article/pii/S0022030212005589#bib0225" office:name="bbib0225" text:style-name="Internet_20_link" text:visited-style-name="Visited_20_Internet_20_Link"><text:span text:style-name="T24">Yang et al., 2010</text:span></text:a><text:span text:style-name="T10"> ). Esta matriz de relación genómica se puede utilizar en el procedimiento BLUP genómico (G-BLUP), donde </text:span><text:span text:style-name="Strong_20_Emphasis"><text:span text:style-name="T16">G</text:span></text:span><text:span text:style-name="T10"> reemplaza a la matriz de relación aditiva ( </text:span><text:span text:style-name="Strong_20_Emphasis"><text:span text:style-name="T16">A</text:span></text:span><text:span text:style-name="T10"> ). </text:span><text:span text:style-name="T11">Alternativamente, </text:span><text:span text:style-name="Strong_20_Emphasis"><text:span text:style-name="T18">G</text:span></text:span><text:span text:style-name="T11"> para animales con genotipo puede fusionarse con </text:span><text:span text:style-name="Strong_20_Emphasis"><text:span text:style-name="T18">A</text:span></text:span><text:span text:style-name="T11"> para todos los animales, para permitir el uso simultáneo de información fenotípica de animales con genotipo y sin genotipo en la evaluación genética (p. ej., </text:span><text:a xlink:type="simple" xlink:href="https://www.sciencedirect.com/science/article/pii/S0022030212005589#bib0120" office:name="bbib0120" text:style-name="Internet_20_link" text:visited-style-name="Visited_20_Internet_20_Link"><text:span text:style-name="T25">Legarra et al., 2009</text:span></text:a><text:span text:style-name="T11"> ; </text:span><text:a xlink:type="simple" xlink:href="https://www.sciencedirect.com/science/article/pii/S0022030212005589#bib0150" office:name="bbib0150" text:style-name="Internet_20_link" text:visited-style-name="Visited_20_Internet_20_Link"><text:span text:style-name="T25">Misztal et al., 2009</text:span></text:a><text:span text:style-name="T11"> ;</text:span><text:a xlink:type="simple" xlink:href="https://www.sciencedirect.com/science/article/pii/S0022030212005589#bib0005" office:name="bbib0005" text:style-name="Internet_20_link" text:visited-style-name="Visited_20_Internet_20_Link"><text:span text:style-name="T25">Aguilar et al., 2010</text:span></text:a><text:span text:style-name="T11"> ; </text:span><text:a xlink:type="simple" xlink:href="https://www.sciencedirect.com/science/article/pii/S0022030212005589#bib0040" office:name="bbib0040" text:style-name="Internet_20_link" text:visited-style-name="Visited_20_Internet_20_Link"><text:span text:style-name="T25">Christensen y Lund, 2010</text:span></text:a><text:span text:style-name="T11"> )</text:span><text:span text:style-name="T10">. Este método, como lo muestran </text:span><text:a xlink:type="simple" xlink:href="https://www.sciencedirect.com/science/article/pii/S0022030212005589#bib0040" office:name="bbib0040" text:style-name="Internet_20_link" text:visited-style-name="Visited_20_Internet_20_Link"><text:span text:style-name="T24">Christensen y Lund (2010)</text:span></text:a><text:span text:style-name="T10"> utilizando el método de predicción del contenido de genes ( </text:span><text:a xlink:type="simple" xlink:href="https://www.sciencedirect.com/science/article/pii/S0022030212005589#bib0070" office:name="bbib0070" text:style-name="Internet_20_link" text:visited-style-name="Visited_20_Internet_20_Link"><text:span text:style-name="T24">Gengler et al., 2007 </text:span></text:a><text:span text:style-name="T10">), proporciona una aproximación a genotipos no vistos y genera </text:span><text:a xlink:type="simple" xlink:href="https://www.sciencedirect.com/topics/agricultural-and-biological-sciences/breeding-value" text:style-name="Internet_20_link" text:visited-style-name="Visited_20_Internet_20_Link"><text:span text:style-name="T7">EBV</text:span></text:a><text:span text:style-name="T10"> genómico ( </text:span><text:span text:style-name="Strong_20_Emphasis"><text:span text:style-name="T16">GEBV</text:span></text:span><text:span text:style-name="T10"> ) en un solo paso.</text:span></text:p>
      <text:p text:style-name="P16"><text:span text:style-name="T10"/></text:p>
      <text:p text:style-name="P16"><text:span text:style-name="T10">Un aspecto importante de la mejora genética es la respuesta a la selección, que depende linealmente de la precisión de la selección. La precisión de la selección tradicional depende de la disponibilidad de información fenotípica sobre los parientes, así como del desempeño del propio animal y de la heredabilidad del rasgo considerado. </text:span><text:span text:style-name="T11">La precisión de GS depende de la heredabilidad, pero también de varios otros factores ( Daetwyler et al., 2008 ; Goddard, 2009 ). Primero, el tamaño de la población de referencia es relevante; esto es equivalente a la disponibilidad de información fenotípica sobre parientes y el propio desempeño del animal en la selección tradicional. Cuanto mayor sea la población de referencia, mayor será la precisión de los valores reproductivos previstos. En segundo lugar, cuanto menor sea el tamaño efectivo de la población (N e ), se necesitan menos segmentos independientes en el genoma, lo que reduce la cantidad de marcadores necesarios para etiquetar todos los segmentos y se necesitan menos registros para estimar con precisión los efectos de todos los segmentos independientes ( Goddard, 2009 ). En tercer lugar, la cantidad efectiva de loci, que depende de la estructura de </text:span><text:soft-page-break/><text:span text:style-name="T11">apareamiento y la longitud de recombinación del genoma, afecta la cantidad de marcadores necesarios para etiquetar todos los QTL potenciales ( Goddard, 2009 ). Finalmente, la precisión de GEBV se ve afectada tanto por la relación entre los animales evaluados y la población de referencia ( Habier et al., 2010 ; Wolc et al., 2011 ; Pszczola et al., 2012 ) como por su diseño (las relaciones dentro de la población de referencia;Pszczola et al., 2012 )</text:span><text:span text:style-name="T10">.</text:span></text:p>
      <text:p text:style-name="P1"><text:span text:style-name="T10"/></text:p>
      <text:p text:style-name="P1"><text:span text:style-name="T11">La elección de un diseño apropiado para la población de referencia, como sugieren </text:span><text:a xlink:type="simple" xlink:href="https://www.sciencedirect.com/science/article/pii/S0022030212005589#bib0135" office:name="bbib0135" text:style-name="Internet_20_link" text:visited-style-name="Visited_20_Internet_20_Link"><text:span text:style-name="T25">Meuwissen (2009)</text:span></text:a><text:span text:style-name="T21"> </text:span><text:span text:style-name="T11">y </text:span><text:a xlink:type="simple" xlink:href="https://www.sciencedirect.com/science/article/pii/S0022030212005589#bib0025" office:name="bbib0025" text:style-name="Internet_20_link" text:visited-style-name="Visited_20_Internet_20_Link"><text:span text:style-name="T25">Calus (2010)</text:span></text:a><text:span text:style-name="T21"> </text:span><text:span text:style-name="T11">y muestran </text:span><text:a xlink:type="simple" xlink:href="https://www.sciencedirect.com/science/article/pii/S0022030212005589#bib0185" office:name="bbib0185" text:style-name="Internet_20_link" text:visited-style-name="Visited_20_Internet_20_Link"><text:span text:style-name="T25">Pszczola et al. (2012)</text:span></text:a><text:span text:style-name="T21"> </text:span><text:span text:style-name="T11">, puede ser una forma de optimizar las técnicas actuales. Esta optimización es especialmente necesaria cuando el número de animales de la población de referencia es limitado</text:span><text:span text:style-name="T10">. Esto puede ser consecuencia, por ejemplo, de un tamaño de población pequeño, un número limitado de fenotipos disponibles de rebaños de investigación o experimentos (históricos), la falta de mediciones rutinarias para el rasgo considerado, los costos de genotipificación o la medición de una característica difícil o costosa. rasgo. Por ejemplo, en el caso de las emisiones de metano, medir una sola observación es muy costoso porque requiere un equipo sofisticado.</text:span></text:p>
      <text:p text:style-name="P1"><text:span text:style-name="T10"/></text:p>
      <text:p text:style-name="P1"><text:span text:style-name="T11">Una comparación de GS con herramientas de selección tradicionales mostró, especialmente en el caso de juveniles sin fenotipo, un aumento en la precisión cuando se utilizó GS ( </text:span><text:a xlink:type="simple" xlink:href="https://www.sciencedirect.com/science/article/pii/S0022030212005589#bib0140" office:name="bbib0140" text:style-name="Internet_20_link" text:visited-style-name="Visited_20_Internet_20_Link"><text:span text:style-name="T25">Meuwissen et al., 2001</text:span></text:a><text:span text:style-name="T11"> ; </text:span><text:a xlink:type="simple" xlink:href="https://www.sciencedirect.com/science/article/pii/S0022030212005589#bib0190" office:name="bbib0190" text:style-name="Internet_20_link" text:visited-style-name="Visited_20_Internet_20_Link"><text:span text:style-name="T25">Schaeffer, 2006</text:span></text:a><text:span text:style-name="T11"> ; </text:span><text:a xlink:type="simple" xlink:href="https://www.sciencedirect.com/science/article/pii/S0022030212005589#bib0180" office:name="bbib0180" text:style-name="Internet_20_link" text:visited-style-name="Visited_20_Internet_20_Link"><text:span text:style-name="T25">Pszczola et al., 2011</text:span></text:a><text:span text:style-name="T11"> ). El origen de este aumento en la precisión no está claro, dado que se desconoce si este aumento se debe principalmente a la sustitución del pedigrí por información genómica de la población de referencia o de los animales evaluados. Esta es también una pregunta importante desde un punto de vista práctico porque los datos genómicos a veces no están disponibles para animales con fenotipos valiosos. La inclusión de estos animales en la población de referencia es posible mediante el uso de enfoques que combinan información genómica con pedigrí</text:span><text:span text:style-name="T10">.</text:span></text:p>
      <text:p text:style-name="P1"><text:span text:style-name="T10"/></text:p>
      <text:p text:style-name="P2"><text:span text:style-name="T28">El objetivo de este estudio fue investigar si el aumento en la precisión, al pasar de la selección tradicional a la SG, se debe principalmente al genotipado de la población de referencia o de los animales evaluados. Más específicamente, pregunta si la precisión de GEBV aumenta 1) cuando la población de referencia no tiene genotipo mientras que los animales evaluados tienen genotipo, y 2) cuando los animales evaluados no tienen genotipo y la población de referencia tiene genotipo, y se usa la matriz de relación combinada. Evaluamos la cantidad de ganancia comparando, entre escenarios en diferentes niveles de heredabilidad, confiabilidad pronosticada y niveles de conexión</text:span><text:span text:style-name="T27">.</text:span></text:p>
      <text:p text:style-name="P2"><text:span text:style-name="T10"/></text:p>
      <text:h text:style-name="P24" text:outline-level="2">Materiales y métodos</text:h>
      <text:h text:style-name="P21" text:outline-level="3"/>
      <text:h text:style-name="P22" text:outline-level="3">- Datos</text:h>
      <text:p text:style-name="P18"><text:span text:style-name="T2"/></text:p>
      <text:p text:style-name="P15"><text:bookmark text:name="par0040"/><text:span text:style-name="T34">El conjunto de datos simulados utilizado en este estudio, que refleja una población de ganado lechero, ha sido descrito en detalle por </text:span><text:a xlink:type="simple" xlink:href="https://www.sciencedirect.com/science/article/pii/S0022030212005589#bib0185" office:name="bbib0185" text:style-name="Internet_20_link" text:visited-style-name="Visited_20_Internet_20_Link"><text:span text:style-name="T36">Pszczola et al. (2012)</text:span></text:a><text:span text:style-name="T34"> . Brevemente, el esquema de simulación adoptado de </text:span><text:a xlink:type="simple" xlink:href="https://www.sciencedirect.com/science/article/pii/S0022030212005589#bib0050" office:name="bbib0050" text:style-name="Internet_20_link" text:visited-style-name="Visited_20_Internet_20_Link"><text:span text:style-name="T36">de Roos et al. (2009)</text:span></text:a><text:span text:style-name="T34"> imita diferentes tamaños de </text:span><text:span text:style-name="Emphasis"><text:span text:style-name="T34">N e</text:span></text:span><text:span text:style-name="T34"> en diferentes etapas de la población histórica de ganado mediante el uso de valores inflados de tasas de recombinación y frecuencia de eventos de mutación. El uso de parámetros inflados reduce considerablemente el número de generaciones simuladas en cada una de las etapas de la población bovina histórica y produce niveles realistas de </text:span><text:a xlink:type="simple" xlink:href="https://www.sciencedirect.com/topics/agricultural-and-biological-sciences/linkage-disequilibrium" text:style-name="Internet_20_link" text:visited-style-name="Visited_20_Internet_20_Link"><text:span text:style-name="T35">LD</text:span></text:a><text:span text:style-name="T34"> ( </text:span><text:a xlink:type="simple" xlink:href="https://www.sciencedirect.com/science/article/pii/S0022030212005589#bib0055" office:name="bbib0055" text:style-name="Internet_20_link" text:visited-style-name="Visited_20_Internet_20_Link"><text:span text:style-name="T36">de Roos et al., 2008 </text:span></text:a><text:span text:style-name="T34">). Alcanzar los niveles de LD para las </text:span><text:a xlink:type="simple" xlink:href="https://www.sciencedirect.com/topics/agricultural-and-biological-sciences/cattle-breeds" text:style-name="Internet_20_link" text:visited-style-name="Visited_20_Internet_20_Link"><text:span text:style-name="T35">razas de ganado modernas</text:span></text:a><text:span text:style-name="T34">mientras simulaba loci bialélicos, este esquema de simulación se modificó aún más como lo describen </text:span><text:a xlink:type="simple" xlink:href="https://www.sciencedirect.com/science/article/pii/S0022030212005589#bib0185" office:name="bbib0185" text:style-name="Internet_20_link" text:visited-style-name="Visited_20_Internet_20_Link"><text:span text:style-name="T36">Pszczola et al. (2012)</text:span></text:a><text:span text:style-name="T34"> .</text:span></text:p>
      <text:p text:style-name="P15"><text:span text:style-name="T34"/></text:p>
      <text:p text:style-name="P17"><text:soft-page-break/><text:span text:style-name="T5">El conjunto de datos retenido para el análisis comprendía pedigríes de 10 generaciones de animales apareados al azar. Cada una de las primeras 5 generaciones incluyó 25 toros apareados al azar con 400 madres, y cada una de las últimas 5 generaciones incluyó 50 toros apareados al azar con 200 madres. Las últimas 2 generaciones estaban compuestas por animales con datos genotípicos. Los datos estaban disponibles a partir de 20 réplicas del proceso de simulación</text:span><text:span text:style-name="T31">.</text:span></text:p>
      <text:p text:style-name="P2"><text:span text:style-name="T10"/></text:p>
      <text:p text:style-name="P14"><text:bookmark text:name="par0050"/><text:span text:style-name="T27">El genoma simulado tenía 3  M de largo y constaba de 3 cromosomas de 1  M cada uno. En la última generación, la distancia promedio entre los loci segregantes en todo el genoma fue de aproximadamente 0,03 cM, la frecuencia promedio de alelos menores fue de 0,25 y la LD promedio, medida como </text:span><text:span text:style-name="Emphasis"><text:span text:style-name="T30">r </text:span></text:span><text:span text:style-name="T32">2</text:span><text:span text:style-name="T27"> ( </text:span><text:a xlink:type="simple" xlink:href="https://www.sciencedirect.com/science/article/pii/S0022030212005589#bib0105" office:name="bbib0105" text:style-name="Internet_20_link" text:visited-style-name="Visited_20_Internet_20_Link"><text:span text:style-name="T6">Hill y Robertson, 1968</text:span></text:a><text:span text:style-name="T27"> ) entre loci adyacentes, fue de 0,23 .</text:span></text:p>
      <text:p text:style-name="Text_20_body"><text:line-break/>- <text:span text:style-name="T17">Poblaciones de referencia y animales evaluados</text:span></text:p>
      <text:p text:style-name="P16"><text:bookmark text:name="par0055"/><text:span text:style-name="T10">Los animales simulados se dividieron en un conjunto de evaluación y poblaciones de referencia. Los animales evaluados (n </text:span><text:span text:style-name="T9"> </text:span><text:span text:style-name="T10">= 1000) se eligieron de la segunda generación genotipada (es decir, 20 descendientes elegidos al azar </text:span><text:a xlink:type="simple" xlink:href="https://www.sciencedirect.com/topics/agricultural-and-biological-sciences/progeny" text:style-name="Internet_20_link" text:visited-style-name="Visited_20_Internet_20_Link"><text:span text:style-name="T7">cada</text:span></text:a><text:span text:style-name="T10"> uno de los 50 toros elegidos al azar). Las 4 poblaciones de referencia se eligieron entre los animales de la primera generación genotipada.</text:span><text:span text:style-name="T9"> </text:span></text:p>
      <text:p text:style-name="Text_20_body"><text:span text:style-name="T10"/></text:p>
      <text:p text:style-name="Text_20_body"><text:span text:style-name="T13">Debido a que cada población de referencia, compuesta por 2000 vacas, tenía una estructura familiar diferente con respecto al tamaño de las familias de medios hermanos de los padres, su relación promedio varió. La relación promedio de la primera población de referencia (relación alta), que consistió en una progenie de 5 toros, fue de 0,095. La relación promedio para la segunda población de referencia (relación media), compuesta por descendencia de 20 toros, fue de 0,056. Para la tercera población de referencia (relación baja), compuesta por descendencia de 40 toros elegidos al azar, la relación promedio fue de 0,050. La relación promedio para la cuarta población de referencia ( RND ), compuesta por animales seleccionados al azar, fue la más baja: 0,049</text:span><text:span text:style-name="T10">.</text:span></text:p>
      <text:h text:style-name="P20" text:outline-level="3"><text:span text:style-name="T29">- Cálculo de las confiabilidades (G)EBV</text:span></text:h>
      <text:p text:style-name="P16"><text:bookmark text:name="par0065"/><text:span text:style-name="T13">Las confiabilidades se calcularon de manera determinista para todos los animales evaluados para 4 situaciones: primero, no se genotipificó a ningún animal y se utilizaron las relaciones basadas en pedigrí ( </text:span><text:span text:style-name="Strong_20_Emphasis"><text:span text:style-name="T19">AA</text:span></text:span><text:span text:style-name="T13"> ); segundo, los animales de la población de referencia fueron genotipados y los animales evaluados no ( </text:span><text:span text:style-name="Strong_20_Emphasis"><text:span text:style-name="T19">GA</text:span></text:span><text:span text:style-name="T13"> ); tercero, la población de referencia no fue genotipada mientras que los animales evaluados sí ( </text:span><text:span text:style-name="Strong_20_Emphasis"><text:span text:style-name="T19">AG</text:span></text:span><text:span text:style-name="T13"> ); y cuarto, todos los animales fueron genotipados ( </text:span><text:span text:style-name="Strong_20_Emphasis"><text:span text:style-name="T19">GG</text:span></text:span><text:span text:style-name="T13"> )</text:span><text:span text:style-name="T10">.</text:span></text:p>
      <text:p text:style-name="Text_20_body"><text:span text:style-name="T10"/></text:p>
      <text:p text:style-name="Text_20_body"><text:span text:style-name="T10">Las matrices se crearon de la siguiente manera. La matriz de relaciones </text:span><text:span text:style-name="Strong_20_Emphasis"><text:span text:style-name="T16">H</text:span></text:span><text:span text:style-name="T10"> combinó datos de pedigrí y genómicos para GA y AG, siguiendo el método de </text:span><text:a xlink:type="simple" xlink:href="https://www.sciencedirect.com/science/article/pii/S0022030212005589#bib0120" office:name="bbib0120" text:style-name="Internet_20_link" text:visited-style-name="Visited_20_Internet_20_Link"><text:span text:style-name="T24">Legarra et al. (2009)</text:span></text:a><text:span text:style-name="T10"> :</text:span></text:p>
      <text:p text:style-name="Text_20_body"><text:span text:style-name="T10">…</text:span></text:p>
      <text:p text:style-name="Text_20_body"><text:span text:style-name="T10"/></text:p>
      <text:p text:style-name="Text_20_body"><text:span text:style-name="T10">donde la matriz </text:span><text:span text:style-name="Strong_20_Emphasis"><text:span text:style-name="T16">A</text:span></text:span><text:span text:style-name="T10"> de relación de pedigrí se dividió para animales sin genotipado (1) y con genotipo (2). La matriz de relación genómica, </text:span><text:span text:style-name="Strong_20_Emphasis"><text:span text:style-name="T16">G</text:span></text:span><text:span text:style-name="T10"> , se creó como</text:span></text:p>
      <text:p text:style-name="Text_20_body"><text:soft-page-break/><text:span text:style-name="T10">…</text:span></text:p>
      <text:p text:style-name="Text_20_body"><text:span text:style-name="T10"/></text:p>
      <text:p text:style-name="Standard"><text:span text:style-name="T10">siguiendo el método de </text:span><text:a xlink:type="simple" xlink:href="https://www.sciencedirect.com/science/article/pii/S0022030212005589#bib0200" office:name="bbib0200" text:style-name="Internet_20_link" text:visited-style-name="Visited_20_Internet_20_Link"><text:span text:style-name="T24">VanRaden (2008)</text:span></text:a><text:span text:style-name="T10"> , donde </text:span><text:span text:style-name="Emphasis"><text:span text:style-name="T22">pi</text:span></text:span><text:span text:style-name="T10"> es la frecuencia del segundo alelo en el locus </text:span><text:span text:style-name="Emphasis"><text:span text:style-name="T22">i </text:span></text:span><text:span text:style-name="Emphasis"><text:span text:style-name="T10">para</text:span></text:span><text:span text:style-name="T10"> el cual el genotipo homocigoto se codifica como 1, y </text:span><text:span text:style-name="Strong_20_Emphasis"><text:span text:style-name="T16">Z</text:span></text:span><text:span text:style-name="T10"> se deriva de los genotipos de los animales en la población de referencia restando 2 veces la frecuencia alélica expresada como una diferencia de 0,5 [es decir, 2( </text:span><text:span text:style-name="Emphasis"><text:span text:style-name="T22">p i</text:span></text:span><text:span text:style-name="T10"> − 0,5)] de la matriz </text:span><text:span text:style-name="Strong_20_Emphasis"><text:span text:style-name="T16">M</text:span></text:span><text:span text:style-name="T10"> , que especifica los genotipos marcadores para cada individuo como −1, 0 o 1. Porque </text:span><text:span text:style-name="T13">para construir </text:span><text:span text:style-name="Strong_20_Emphasis"><text:span text:style-name="T19">H</text:span></text:span><text:span text:style-name="T13"> , </text:span><text:span text:style-name="Strong_20_Emphasis"><text:span text:style-name="T19">A</text:span></text:span><text:span text:style-name="T13"> y </text:span><text:span text:style-name="Strong_20_Emphasis"><text:span text:style-name="T19">G</text:span></text:span><text:span text:style-name="T13"> deben ser compatible, la matriz </text:span><text:span text:style-name="Strong_20_Emphasis"><text:span text:style-name="T19">G tuvo que ser ajustada. </text:span></text:span><text:span text:style-name="T13">Primero, el nivel de endogamia en </text:span><text:span text:style-name="Strong_20_Emphasis"><text:span text:style-name="T19">G</text:span></text:span><text:span text:style-name="T13">fue escalado al nivel de consanguinidad en </text:span><text:span text:style-name="Strong_20_Emphasis"><text:span text:style-name="T19">A </text:span></text:span><text:span text:style-name="T13">. Esto se hizo calculando los </text:span><text:a xlink:type="simple" xlink:href="https://www.sciencedirect.com/topics/agricultural-and-biological-sciences/inbreeding-coefficient" text:style-name="Internet_20_link" text:visited-style-name="Visited_20_Internet_20_Link"><text:span text:style-name="T8">coeficientes de consanguinidad</text:span></text:a><text:span text:style-name="T13"> del pedigrí promediados entre todos los animales.</text:span><text:bookmark text:name="MathJax-Element-3-Frame"/><text:span text:style-name="T13">Debido a que se utilizó la población actual para calcular </text:span><text:span text:style-name="Emphasis"><text:span text:style-name="T23">p i</text:span></text:span><text:span text:style-name="T13"> , se supuso que un coeficiente de consanguinidad genómico promedio en </text:span><text:span text:style-name="Strong_20_Emphasis"><text:span text:style-name="T19">G</text:span></text:span><text:span text:style-name="T13"> es cero. Luego se calculó </text:span><text:span text:style-name="Strong_20_Emphasis"><text:span text:style-name="T19">G* siguiendo la fórmula derivada de las estadísticas </text:span></text:span><text:span text:style-name="Emphasis"><text:span text:style-name="T23">F</text:span></text:span><text:span text:style-name="T13"> de Wright , como en </text:span><text:a xlink:type="simple" xlink:href="https://www.sciencedirect.com/science/article/pii/S0022030212005589#bib0175" office:name="bbib0175" text:style-name="Internet_20_link" text:visited-style-name="Visited_20_Internet_20_Link"><text:span text:style-name="T26">Powell et al. (2010)</text:span></text:a><text:span text:style-name="T10"> :</text:span></text:p>
      <text:p text:style-name="Text_20_body"><text:span text:style-name="T10"/></text:p>
      <text:p text:style-name="Text_20_body"><text:span text:style-name="T10">…</text:span></text:p>
      <text:p text:style-name="Text_20_body"><text:span text:style-name="T10"/></text:p>
      <text:p text:style-name="Text_20_body"><text:span text:style-name="T13">Las predicciones deterministas de las confiabilidades de GEBV se basaron en fórmulas que pueden derivarse de la teoría del índice de selección [para obtener una derivación, consulte el Apéndice en </text:span><text:a xlink:type="simple" xlink:href="https://www.sciencedirect.com/science/article/pii/S0022030212005589#bib0185" office:name="bbib0185" text:style-name="Internet_20_link" text:visited-style-name="Visited_20_Internet_20_Link"><text:span text:style-name="T26">Pszczola et al. (2012)</text:span></text:a><text:span text:style-name="T13"> ] o de las varianzas del error de predicción de las ecuaciones del modelo mixto utilizadas para estimar los valores genéticos, como sigue</text:span><text:span text:style-name="T10">.</text:span></text:p>
      <text:p text:style-name="Text_20_body"><text:span text:style-name="T10"/></text:p>
      <text:p text:style-name="P4"><text:span text:style-name="T17">- Conectividad</text:span><text:span text:style-name="T10"> </text:span></text:p>
      <text:p text:style-name="P4"><text:span text:style-name="T13">La conectividad se calculó como en Lewis et al. (1999) entre los animales evaluados y los animales de la población de referencia. Debido a que los coeficientes de relación negativos están presentes cuando se incorpora la información genómica, se tomaron los valores absolutos; por lo tanto, el nivel de conectividad se calculó como</text:span><text:span text:style-name="T10">:</text:span></text:p>
      <text:p text:style-name="P4"><text:span text:style-name="T10">…</text:span></text:p>
      <text:p text:style-name="P4"><text:span text:style-name="T10"/></text:p>
      <text:p text:style-name="P6"><text:span text:style-name="T20">Resultados </text:span></text:p>
      <text:p text:style-name="P6"><text:span text:style-name="T20"/></text:p>
      <text:p text:style-name="P5"><text:span text:style-name="T17">- Fiabilidad</text:span><text:span text:style-name="T10"> </text:span></text:p>
      <text:p text:style-name="P5"><text:span text:style-name="T10"/></text:p>
      <text:p text:style-name="P5"><text:span text:style-name="T10">Las confiabilidades promedio de las predicciones de (G)EBV se muestran en las Figuras 1 , 2 y 3 para los diferentes niveles de heredabilidad y en todos los escenarios considerados y poblaciones de referencia. </text:span><text:span text:style-name="T15">La importancia de las diferencias entre los escenarios se probó dentro de cada población de referencia. Casi todas estas diferencias fueron altamente significativas ( P <text:s/>&lt; <text:s/>0,01). Las excepciones fueron las diferencias entre los escenarios AA y GA para la población de referencia relación media y relación baja</text:span><text:span text:style-name="T10">.</text:span></text:p>
      <text:p text:style-name="P5"><text:soft-page-break/><text:span text:style-name="T10"/></text:p>
      <text:p text:style-name="P5"><text:span text:style-name="T38">En general, las confiabilidades de los escenarios, como se puede ver en las Figuras 1 a 3 , aumentaron con el aumento de la heredabilidad y con una relación promedio decreciente dentro de la población de referencia</text:span>. <text:span text:style-name="T38">En GG, cuando todos los animales fueron genotipados, como fue especialmente evidente en el caso de la mayor heredabilidad (ver Figura 3), las confiabilidades fueron considerablemente más altas que en los otros casos</text:span>. <text:span text:style-name="T38">Cuando los animales evaluados estaban genotipados y la población de referencia no era (AG), las confiabilidades eran notablemente más bajas que las de GG. Cuando la población de referencia estaba genotipada y los animales evaluados no (GA), las confiabilidades eran algo más altas que las de AG</text:span>. <text:span text:style-name="T1">Por ejemplo, en el caso de RND para la heredabilidad de 0.01, las confiabilidades promedio para AA, GA, AG y GG fueron, respectivamente, 0.039, 0.042, 0.048 y 0.052 ( Figura 1 ). Las diferencias entre estos escenarios aumentaron junto con un aumento en el nivel de heredabilidad ( Figuras 1 a 3). </text:span><text:span text:style-name="T38">Las diferencias entre el esquema de reproducción tradicional que usa información de pedigrí (AA) y GA siempre fueron pequeñas, con cambios de clasificación a través de los niveles de heredabilidad. Por ejemplo, con la heredabilidad de 0,9 ( Figura 3 ) y con la población de referencia RND, AA (0,207) fue ligeramente superior a GA (0,204), mientras que con la heredabilidad de 0,3 ( Figura 2 ), AA (0,165) fue ligeramente inferior que GA (0.173). Para la heredabilidad de 0.01, el escenario GA tendió a ser más preciso que el escenario AA ( Figura 1 ; como por ejemplo en el caso de RND, donde GA fue 0.042 y AA fue 0.039) solo cuando la relación promedio dentro de la referencia fue baja</text:span>.</text:p>
      <text:p text:style-name="P5"/>
      <text:p text:style-name="P8"><text:span text:style-name="T3">Discusión</text:span> </text:p>
      <text:p text:style-name="P8"/>
      <text:p text:style-name="P8"><text:span text:style-name="T38">El objetivo de este estudio fue investigar si el aumento en la precisión, al pasar de la selección tradicional a la GS , se debe principalmente al genotipado de la población de referencia o de los animales evaluados. En él, la precisión de la selección se expresa como la fiabilidad de (G)EBV. Estas confiabilidades se calcularon mediante la predicción determinista que se puede derivar de la teoría del índice de selección o las varianzas del error de predicción de las ecuaciones del modelo mixto</text:span>.</text:p>
      <text:p text:style-name="P8"/>
      <text:p text:style-name="P9"><text:span text:style-name="T3">- Matriz de relación combinada</text:span> </text:p>
      <text:p text:style-name="P9"/>
      <text:p text:style-name="P9"><text:span text:style-name="T38">En los escenarios GA y AG, las relaciones basadas en la genómica se combinaron con las relaciones basadas en el pedigrí en la matriz H (ver Legarra et al., 2009 ; Misztal et al., 2009 )</text:span>. <text:span text:style-name="T38">La combinación de las relaciones basadas en el pedigrí y las basadas en la genómica puede generar diferentes confiabilidades de valor de mejoramiento a través de matrices G creadas de manera diferente ( Forni et al., 2011 )</text:span>. <text:span text:style-name="T38">Las matrices A y G tienen que estar en la misma escala antes de que se combinen en H . Para garantizar esto, en el presente estudio, el nivel de consanguinidad en G se escaló al nivel de consanguinidad en A como en Powell et al. (2010), y luego, utilizando el método de Yang et al. ( 2010) , G retrocedió hacia A. <text:s/>Posiblemente se podría lograr una mayor mejora de la compatibilidad </text:span><text:soft-page-break/><text:span text:style-name="T38">de las 2 matrices utilizando la metodología de análisis de enlace LD ( Meuwissen et al., 2011 ); sin embargo, esta opción no se exploró aquí</text:span>.</text:p>
      <text:p text:style-name="P9"/>
      <text:p text:style-name="P9"><text:span text:style-name="T38">Aunque los ajustes aplicados dieron como resultado una escala similar para ambas matrices, G y A aún tienen propiedades diferentes</text:span>. <text:span text:style-name="T38">Esto se debe a que las relaciones genómicas incluyen el muestreo mendeliano y, por lo tanto, tienen una variación más alta que las relaciones basadas en el pedigrí. Esta diferencia en las propiedades de la matriz puede ser una razón por la cual, en el caso de GA, fue inesperado que el uso de la matriz de relación combinada fuera solo algo (o no) beneficioso en comparación con el BLUP (AA) tradicional</text:span>.</text:p>
      <text:p text:style-name="P9"/>
      <text:p text:style-name="P9"><text:span text:style-name="T38">El escenario AG siempre fue mejor que GA, lo que puede explicarse por la disponibilidad de información sobre el muestreo mendeliano. Cuando los genotipos deben predecirse desde la descendencia hasta los padres, esta información está disponible, lo que puede conducir a una alta precisión en la predicción del genotipo. Por ejemplo, si el número de descendientes con genotipo por progenitor sin genotipo es grande (es decir, 30 o más), la precisión de la predicción del genotipo puede incluso alcanzar el 100 %, como muestran Boettcher et al. (2004). En la situación opuesta (es decir, cuando los genotipos faltantes deben predecirse de padres a hijos), la precisión de la predicción será más pobre porque no se dispone de información sobre el muestreo mendeliano; por lo tanto, la distinción entre, por ejemplo, medios hermanos no es posible</text:span>. <text:span text:style-name="T38">Cuando se genotipifican ambos progenitores, de hecho, la precisión máxima de predicción del genotipo, medida como la correlación entre los genotipos verdadero y predicho, suponiendo una heredabilidad de 1, es igual a ... donde tanto b como G contienen valores de 0,5 y σ a <text:s/>= <text:s/>1 ( Mrode, 2005 ). Por lo tanto, es importante genotipar a ambos padres si se van a predecir los genotipos de su descendencia ( Calus et al., 2011 ; Pszczola et al., 2011 )</text:span>. <text:span text:style-name="T38">Si se conocen tanto los padres (o más ancestros) como la descendencia de un animal, la precisión de su predicción del genotipo sería sustancialmente mayor ( Gengler et al., 2008).)</text:span>. <text:span text:style-name="T38">Por lo tanto, se espera que el genotipado de los animales evaluados, que suelen ser más jóvenes que los animales de referencia, sea más beneficioso que lo contrario. Esto es especialmente evidente cuando los animales evaluados son descendientes de los animales de referencia, como se discutió anteriormente</text:span>. Las relaciones más cercanas disponibles entre los animales de referencia y evaluados en nuestro diseño se debieron a compartir el mismo padre sin genotipo (es decir, ser miembros de la familia de medios hermanos), abuelos maternos u otros parientes más lejanos. <text:span text:style-name="T38">Relaciones más estrechas entre animales con genotipo y sin genotipo en los escenarios AG y GA aumentarían la precisión de la predicción de relaciones genómicas para animales sin genotipo, de manera similar a como la precisión de la imputación del genotipo depende de las relaciones entre animales con genotipo e imputados ( Mulder et al., 2012).)</text:span>. <text:span text:style-name="T38">En general, se espera que el nivel de precisión en los escenarios simulados sea menor que cuando existieran relaciones más estrechas entre los animales de referencia y los evaluados. Sin embargo, en la mayoría de las situaciones prácticas, se genotipifican los animales evaluados, así como al menos una parte de los animales de referencia, y pueden existir vínculos familiares más fuertes entre estos 2 grupos. Tal configuración conduce a diferencias considerables entre un escenario basado en pedigrí y un enfoque de un solo paso que favorece el último método</text:span> (por ejemplo, Aguilar et al., 2010 ; Christensen y Lund, 2010 ; Chen et al., 2011 ; Forni et al. , 2011 ; Vitezica et al., 2011 ).</text:p>
      <text:p text:style-name="P9"><text:soft-page-break/></text:p>
      <text:p text:style-name="P9">El genoma simulado en este estudio era unas 10 veces más pequeño que el genoma del ganado. Como se indica en Pszczola et al. (2012) , el LD simulado estuvo cerca de los valores observados en los datos reales (p. ej., los informados por de Roos et al., 2008) . Para verificar aún más las similitudes con las expectativas encontradas en los análisis de datos reales, estimamos el número de segmentos cromosómicos efectivos ( Me ) calculado en base a la fórmula de Daetwyler et al. (2008) . Reordenando esta ecuación se obtiene ... , donde N es el tamaño de la población de referencia, h 2 es el nivel de heredabilidad y r 2 es la confiabilidad obtenida de nuestro análisis. El valor calculado para Me varió de 352 a 437 para una h 2 de 0,9, de 617 a 829 para una h 2 de 0,3 y de 365 a 424 para una h 2 de 0,01. Los valores más bajos se observaron para las poblaciones de referencia con una estructura familiar más débil. Nuestros valores de Me coincidieron razonablemente bien con los resultados de otros estudios para poblaciones de referencia de vacas pequeñas. Por ejemplo, Verbyla et al. (2010) mostró que Yocalculado para una pequeña población de novillas Holstein-Friesian para balance energético con un h 2 de 0.325 fue 472.</text:p>
      <text:p text:style-name="P9">Como han demostrado nuestros resultados, en comparación con el BLUP tradicional, el genotipado solo de los animales evaluados logró confiabilidades sustancialmente más altas. Aunque las confiabilidades obtenidas serán sustancialmente más bajas que si se genotipificaran todos o la mayoría de los animales de referencia y evaluados, genotipificar solo los animales evaluados es más beneficioso que genotipificar solo los animales con registros fenotípicos.</text:p>
      <text:p text:style-name="P10"><text:span text:style-name="T3">- Impacto de las relaciones</text:span> </text:p>
      <text:p text:style-name="P10"><text:span text:style-name="T38">La relación promedio dentro de la población de referencia, tal como lo informaron previamente Pérez-Cabal et al. (2010) y Pszczola et al. (2012) , afectó la confiabilidad promedio independientemente de qué animales fueron genotipados. Cuando los animales de la población de referencia estaban vagamente relacionados entre sí, como se muestra en las Figuras 1 a 3 , las confiabilidades eran más altas. Esto significa que el diseño de la población de referencia también es importante cuando los animales genotipados y no genotipados se analizan conjuntamente utilizando la matriz H</text:span>.</text:p>
      <text:p text:style-name="P10">La disponibilidad de datos de relación más precisos para la población de referencia (GA) resultó en pequeñas diferencias en las confiabilidades en comparación con una situación en la que ninguno de los animales fue genotipado (AA), mientras que, como se muestra en las Figuras 1 a 3 , la genotipificación de los animales evaluados (AG) aumentó notablemente la confiabilidad. <text:span text:style-name="T38">Esto puede deberse a que, a partir de modelos BLUP regulares ( Henderson, 1985), se sabe que cuando un animal tiene registros fenotípicos propios, se reduce el énfasis en la información sobre los familiares. Traducido a los escenarios estudiados aquí, este énfasis reducido en la información relativa a los parientes implica que las relaciones genómicas muy precisas entre los animales de la población de referencia (es decir, animales con fenotipos) podrían ser menos importantes que las de los animales evaluados sin observaciones fenotípicas sobre sí mismos o sobre sus descendientes</text:span>.</text:p>
      <text:p text:style-name="P10">También consideramos una situación en la que los animales evaluados procedían de la misma generación que la población de referencia. En esta situación, las confiabilidades promedio fueron más altas que en los resultados presentados, pero las tendencias fueron similares (resultados no mostrados). <text:soft-page-break/>Para animales de diferentes generaciones, las diferencias en la confiabilidad de (G)EBV estaban en línea con las de la literatura ( Habier et al., 2010 ; Pszczola et al., 2011 , 2012 ; Wolc et al., 2011 ).</text:p>
      <text:p text:style-name="P10">Los enfoques deterministas se pueden utilizar para aproximar la confiabilidad, dadas las estructuras familiares simples y conocidas de la población considerada ( Hayes et al., 2009b ) o la población apareada aleatoriamente ( Daetwyler et al., 2008 ; Goddard, 2009 ). En la práctica, sin embargo, están presentes estructuras familiares más complejas y los animales no se aparean al azar, y para tal situación, derivar una fórmula de predicción determinista general no es trivial. <text:span text:style-name="T38">Sin embargo, sobre la base de nuestros resultados, en general se puede esperar lograr mayores confiabilidades cuando la población de referencia está compuesta por muchas familias pequeñas de medios hermanos en lugar de unas pocas familias grandes; es decir, el uso de una población de referencia RND siempre arrojó confiabilidades promedio más altas que el uso de una relación alta (Figuras 1 a 3 )</text:span>.</text:p>
      <text:p text:style-name="P11"><text:span text:style-name="T3">- Sesgo de predicción</text:span> </text:p>
      <text:p text:style-name="P11">La confiabilidad de (G)EBV se puede evaluar invirtiendo el lado izquierdo de las ecuaciones del modelo mixto o, de forma empírica, mediante validación cruzada (p. ej., Calus et al., 2010 ). El primer método, tal como se aplica en este estudio, tiende a dar resultados algo sobreestimados ( Calus et al., 2009 ; Hayes et al., 2009a ; Lund et al., 2009 ; Su et al., 2010 ). Una de las razones de esta sobreestimación es la suposición subyacente de que los marcadores explican toda la variación genética. La variación genética, sin embargo, también se explica, al menos parcialmente, por loci entre los marcadores ( VanRaden, 2008). Por lo tanto, las confiabilidades presentadas aquí pueden estar algo sobreestimadas. A pesar de esta ligera sobreestimación esperada de las confiabilidades, el método utilizado aquí, a diferencia del método de validación cruzada, hace posible una evaluación de las confiabilidades individuales, lo cual es importante desde el punto de vista práctico cuando se comparan los valores genéticos de los animales. Sin embargo, incluso si hubiera alguna sobreestimación presente en este estudio, se espera que no afecte las conclusiones presentadas aquí. Esto se debe a que se espera que la confiabilidad de los valores genéticos basados ​​en la información del pedigrí sea imparcial, y reemplazar el pedigrí con datos genómicos, hasta cierto punto, solo agrega más información.</text:p>
      <text:p text:style-name="P7">- Conectividad</text:p>
      <text:p text:style-name="P10">Las fórmulas de predicción de confiabilidad presentadas aquí son equivalentes a las obtenidas con el uso del PEV de los valores genéticos. El PEV de las diferencias entre animales de diferentes unidades de manejo también se puede usar para determinar la conectividad ( Kennedy y Trus, 1993 ). Los rebaños genéticamente desconectados u otras unidades de manejo con diferentes medios genéticos no pueden distinguirse en la evaluación genética; por lo tanto, la comparación de los valores genéticos entre ellos está sesgada ( Kennedy, 1981 ). Este sesgo se reduciría si una covarianza genética positivaexistiera entre las unidades (es decir, estarían conectadas). En otras palabras, 2 animales están conectados cuando el PEC entre ellos es distinto de cero; entonces se espera que la diferencia entre sus valores genéticos tenga un sesgo menor que el que tendría una pareja de animales con cero PEC. Usando las relaciones basadas en el pedigrí, PEC es distinto de cero solo cuando los animales están vinculados a través del pedigrí. Los animales aparentemente no vinculados, de hecho, pueden estar vinculados a través de ancestros distantes no registrados, como se puede revelar con las relaciones genómicas. El uso de relaciones genómicas mejora las comparaciones entre las unidades de gestión. <text:soft-page-break/>Esto se mostró en la Figura 4, donde el nivel de conectividad promedio en el escenario AA fue considerablemente más bajo que en GG. Las pequeñas diferencias entre poblaciones de referencia diseñadas de manera diferente pueden atribuirse al hecho de que las diferencias en la relación promedio dentro de la población de referencia según los datos genómicos fueron menores que las calculadas según los datos genealógicos.</text:p>
      <text:p text:style-name="P12"><text:span text:style-name="T3">Conclusiones</text:span> </text:p>
      <text:p text:style-name="P12">Este estudio tuvo como objetivo investigar la contribución del uso de información genómica sobre una población de referencia o los animales evaluados para el aumento de la precisión de la selección. En comparación con la selección tradicional, el genotipado solo del grupo de animales evaluado aumentó significativamente la precisión de las estimaciones, mientras que el genotipado solo de la población de referencia produjo cambios menores y, a veces, desfavorables en la precisión. Esto se atribuyó a que el énfasis en la información relativa a los familiares se reduce cuando un animal tiene registros fenotípicos. El énfasis reducido en la información de los familiares implica que las relaciones genómicas muy precisas entre los animales de la población de referencia son menos importantes que las de los animales evaluados sin observaciones fenotípicas sobre sí mismos o sobre su descendencia. Sin embargo, GS está genotipificando los animales evaluados, <text:span text:style-name="T38">genotipificar solo un grupo de animales siempre producirá estimaciones que son sustancialmente menos precisas que cuando se genotipifican todos los animales</text:span>. Un beneficio adicional de usar una matriz de relaciones genómicas es reducir el sesgo entre las evaluaciones de rebaños, regiones o países, lo que se demuestra por la conexión mejorada entre la población de referencia y los animales evalu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1T03:57:54.451042675</meta:creation-date>
    <meta:generator>LibreOffice/6.0.7.3$Linux_X86_64 LibreOffice_project/00m0$Build-3</meta:generator>
    <dc:date>2022-03-31T09:59:39.442782080</dc:date>
    <meta:editing-duration>PT1H32M41S</meta:editing-duration>
    <meta:editing-cycles>23</meta:editing-cycles>
    <meta:document-statistic meta:table-count="0" meta:image-count="0" meta:object-count="0" meta:page-count="9" meta:paragraph-count="53" meta:word-count="4555" meta:character-count="27843" meta:non-whitespace-character-count="23321"/>
  </office:meta>
</office:document-meta>
</file>